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AssertionTests.isEqualToWithCustom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usAssertionTests.statusSeries3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usAssertionTests.statusAssertions( Http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AssertionTests.matchesCustomStatu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AssertionTests.statusSeries1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usAssertionTests.is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usAssertionTests.matchesStatu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usAssertionTests.statusSeries2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usAssertionTests.statusSeries4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usAssertionTests.statusAssertion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usAssertionTests.statusSeries5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usAssertionTests.reason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